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2091in"/>
    </style:style>
    <style:style style:name="co3" style:family="table-column">
      <style:table-column-properties fo:break-before="auto" style:column-width="3.1217in"/>
    </style:style>
    <style:style style:name="co4" style:family="table-column">
      <style:table-column-properties fo:break-before="auto" style:column-width="2.5in"/>
    </style:style>
    <style:style style:name="co5" style:family="table-column">
      <style:table-column-properties fo:break-before="auto" style:column-width="10in"/>
    </style:style>
    <style:style style:name="co6" style:family="table-column">
      <style:table-column-properties fo:break-before="auto" style:column-width="6.9382in"/>
    </style:style>
    <style:style style:name="co7" style:family="table-column">
      <style:table-column-properties fo:break-before="auto" style:column-width="1.648in"/>
    </style:style>
    <style:style style:name="co8" style:family="table-column">
      <style:table-column-properties fo:break-before="auto" style:column-width="1.4984in"/>
    </style:style>
    <style:style style:name="co9" style:family="table-column">
      <style:table-column-properties fo:break-before="auto" style:column-width="2.405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3.9972in"/>
    </style:style>
    <style:style style:name="co12" style:family="table-column">
      <style:table-column-properties fo:break-before="auto" style:column-width="5.1043in"/>
    </style:style>
    <style:style style:name="co13" style:family="table-column">
      <style:table-column-properties fo:break-before="auto" style:column-width="2.6681in"/>
    </style:style>
    <style:style style:name="co14" style:family="table-column">
      <style:table-column-properties fo:break-before="auto" style:column-width="3.8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History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4" table:number-columns-repeated="16374" table:default-cell-style-name="ce4"/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Item 1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2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3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4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Comments</text:p>
          </table:table-cell>
          <table:table-cell table:number-columns-repeated="16374"/>
        </table:table-row>
        <table:table-row table:style-name="ro1">
          <table:table-cell table:style-name="Default" office:value-type="string" calcext:value-type="string">
            <text:p>&lt;2 years&gt;</text:p>
          </table:table-cell>
          <table:table-cell table:style-name="Default" table:number-columns-repeated="15"/>
          <table:table-cell table:number-columns-repeated="16368"/>
        </table:table-row>
        <table:table-row table:style-name="ro1">
          <table:table-cell table:style-name="ce6" office:value-type="date" office:date-value="2024-08-09" calcext:value-type="date">
            <text:p>08/09/24</text:p>
          </table:table-cell>
          <table:table-cell office:value-type="string" calcext:value-type="string">
            <text:p>Contagion (201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crash (1978)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08-16" calcext:value-type="date">
            <text:p>08/16/24</text:p>
          </table:table-cell>
          <table:table-cell office:value-type="string" calcext:value-type="string">
            <text:p>Rebel Moon Part Two (20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S9 House of Quark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6377"/>
        </table:table-row>
        <table:table-row table:style-name="ro1">
          <table:table-cell table:style-name="ce6" office:value-type="date" office:date-value="2024-08-23" calcext:value-type="date">
            <text:p>08/23/24</text:p>
          </table:table-cell>
          <table:table-cell office:value-type="string" calcext:value-type="string">
            <text:p>Minority Report (200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r (2015)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08-30" calcext:value-type="date">
            <text:p>08/30/24</text:p>
          </table:table-cell>
          <table:table-cell office:value-type="string" calcext:value-type="string">
            <text:p>Alita: Battle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S9 Past Tense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Past Tense Day!</text:p>
          </table:table-cell>
          <table:table-cell table:number-columns-repeated="16374"/>
        </table:table-row>
        <table:table-row table:style-name="ro1">
          <table:table-cell table:style-name="ce6" office:value-type="date" office:date-value="2024-09-06" calcext:value-type="date">
            <text:p>09/06/24</text:p>
          </table:table-cell>
          <table:table-cell office:value-type="string" calcext:value-type="string">
            <text:p>Borderlands (20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ost in the Shell (2017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09-13" calcext:value-type="date">
            <text:p>09/13/24</text:p>
          </table:table-cell>
          <table:table-cell office:value-type="string" calcext:value-type="string">
            <text:p>Escape from New York (1981)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Safeworded out of Liquid Sky</text:p>
          </table:table-cell>
          <table:table-cell table:number-columns-repeated="16374"/>
        </table:table-row>
        <table:table-row table:style-name="ro1">
          <table:table-cell table:style-name="ce6" office:value-type="date" office:date-value="2024-09-20" calcext:value-type="date">
            <text:p>09/20/24</text:p>
          </table:table-cell>
          <table:table-cell office:value-type="string" calcext:value-type="string">
            <text:p>Mars Express (2023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orrowland (2015)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09-27" calcext:value-type="date">
            <text:p>09/27/24</text:p>
          </table:table-cell>
          <table:table-cell office:value-type="string" calcext:value-type="string">
            <text:p>The Adventures of Pluto Nash (200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icatessen (1991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0-04" calcext:value-type="date">
            <text:p>10/04/24</text:p>
          </table:table-cell>
          <table:table-cell office:value-type="string" calcext:value-type="string">
            <text:p>Breathe (202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Abyss (1989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0-11" calcext:value-type="date">
            <text:p>10/11/24</text:p>
          </table:table-cell>
          <table:table-cell office:value-type="string" calcext:value-type="string">
            <text:p>Mars Needs Moms (201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.I. Artificial Intelligence (2001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0-18" calcext:value-type="date">
            <text:p>10/18/24</text:p>
          </table:table-cell>
          <table:table-cell office:value-type="string" calcext:value-type="string">
            <text:p>Mortal Engines (2018)</text:p>
          </table:table-cell>
          <table:table-cell/>
          <table:table-cell office:value-type="string" calcext:value-type="string">
            <text:p>Daybreakers</text:p>
          </table:table-cell>
          <table:table-cell table:number-columns-repeated="16380"/>
        </table:table-row>
        <table:table-row table:style-name="ro1">
          <table:table-cell table:style-name="ce6" office:value-type="date" office:date-value="2024-10-25" calcext:value-type="date">
            <text:p>10/25/24</text:p>
          </table:table-cell>
          <table:table-cell office:value-type="string" calcext:value-type="string">
            <text:p>Crimes of the Future (202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feforce (1985)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Trigger incident</text:p>
          </table:table-cell>
          <table:table-cell table:number-columns-repeated="16374"/>
        </table:table-row>
        <table:table-row table:style-name="ro1">
          <table:table-cell table:style-name="ce6" office:value-type="date" office:date-value="2024-11-01" calcext:value-type="date">
            <text:p>11/01/24</text:p>
          </table:table-cell>
          <table:table-cell office:value-type="string" calcext:value-type="string">
            <text:p>The League of Extraordinary Gentlemen (2003)</text:p>
          </table:table-cell>
          <table:table-cell/>
          <table:table-cell office:value-type="string" calcext:value-type="string">
            <text:p>Honey I shrunk the kids (1989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1-08" calcext:value-type="date">
            <text:p>11/08/24</text:p>
          </table:table-cell>
          <table:table-cell office:value-type="string" calcext:value-type="string">
            <text:p>Sorry to Bother You (2018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nowpiercer (2013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1-15" calcext:value-type="date">
            <text:p>11/15/24</text:p>
          </table:table-cell>
          <table:table-cell office:value-type="string" calcext:value-type="string">
            <text:p>Deep Impact (1998)</text:p>
          </table:table-cell>
          <table:table-cell table:number-columns-repeated="16382"/>
        </table:table-row>
        <table:table-row table:style-name="ro1">
          <table:table-cell table:style-name="ce6" office:value-type="date" office:date-value="2024-11-22" calcext:value-type="date">
            <text:p>11/22/24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friendsgiving cancelation</text:p>
          </table:table-cell>
          <table:table-cell table:number-columns-repeated="16374"/>
        </table:table-row>
        <table:table-row table:style-name="ro1">
          <table:table-cell table:style-name="ce6" office:value-type="date" office:date-value="2024-11-29" calcext:value-type="date">
            <text:p>11/29/24</text:p>
          </table:table-cell>
          <table:table-cell office:value-type="string" calcext:value-type="string">
            <text:p>65 (202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utiny (MST3K) (1997)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2-06" calcext:value-type="date">
            <text:p>12/06/24</text:p>
          </table:table-cell>
          <table:table-cell office:value-type="string" calcext:value-type="string">
            <text:p>Moontrap (1989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ernal Sunshine of the Spotless Mind (2004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2-13" calcext:value-type="date">
            <text:p>12/13/24</text:p>
          </table:table-cell>
          <table:table-cell office:value-type="string" calcext:value-type="string">
            <text:p>Star Wars V: The Empire Strikes Back (1980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ky Captain and the World of Tomorrow (2004)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2-20" calcext:value-type="date">
            <text:p>12/20/24</text:p>
          </table:table-cell>
          <table:table-cell office:value-type="string" calcext:value-type="string">
            <text:p>Close Encounters of the Third Kind (1977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, Robot (2004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2-27" calcext:value-type="date">
            <text:p>12/27/24</text:p>
          </table:table-cell>
          <table:table-cell office:value-type="string" calcext:value-type="string">
            <text:p>Mission to Mars (2000)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table:style-name="ce6" office:value-type="date" office:date-value="2025-01-03" calcext:value-type="date">
            <text:p>01/03/25</text:p>
          </table:table-cell>
          <table:table-cell office:value-type="string" calcext:value-type="string">
            <text:p>Chicken Run: Dawn of the Nugget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table:style-name="ce6" office:value-type="date" office:date-value="2025-01-10" calcext:value-type="date">
            <text:p>01/10/25</text:p>
          </table:table-cell>
          <table:table-cell office:value-type="string" calcext:value-type="string">
            <text:p>Treasure Plan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galopoli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5-01-17" calcext:value-type="date">
            <text:p>01/17/25</text:p>
          </table:table-cell>
          <table:table-cell office:value-type="string" calcext:value-type="string">
            <text:p>Space Truckers (1996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rman (1984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5-01-24" calcext:value-type="date">
            <text:p>01/24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1-31" calcext:value-type="date">
            <text:p>01/31/25</text:p>
          </table:table-cell>
          <table:table-cell office:value-type="string" calcext:value-type="string">
            <text:p>Section 31 (202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er (2004)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5-02-07" calcext:value-type="date">
            <text:p>02/07/25</text:p>
          </table:table-cell>
          <table:table-cell office:value-type="string" calcext:value-type="string">
            <text:p>The Hunger Games (201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host in the Shell (1995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5-02-14" calcext:value-type="date">
            <text:p>02/14/25</text:p>
          </table:table-cell>
          <table:table-cell office:value-type="string" calcext:value-type="string">
            <text:p>Pacific Rim (2013)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table:style-name="ce6" office:value-type="date" office:date-value="2025-02-21" calcext:value-type="date">
            <text:p>02/21/25</text:p>
          </table:table-cell>
          <table:table-cell office:value-type="string" calcext:value-type="string">
            <text:p>John Carter (201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attle Superstorm (2012)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seattle superstorm peaked at the lightning explosion and nosedove toward the end</text:p>
          </table:table-cell>
          <table:table-cell table:number-columns-repeated="16374"/>
        </table:table-row>
        <table:table-row table:style-name="ro1">
          <table:table-cell table:style-name="ce6" office:value-type="date" office:date-value="2025-02-28" calcext:value-type="date">
            <text:p>02/28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3-07" calcext:value-type="date">
            <text:p>03/07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3-14" calcext:value-type="date">
            <text:p>03/14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3-21" calcext:value-type="date">
            <text:p>03/21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3-28" calcext:value-type="date">
            <text:p>03/28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4-04" calcext:value-type="date">
            <text:p>04/04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4-11" calcext:value-type="date">
            <text:p>04/11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4-18" calcext:value-type="date">
            <text:p>04/18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4-25" calcext:value-type="date">
            <text:p>04/25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5-02" calcext:value-type="date">
            <text:p>05/02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5-09" calcext:value-type="date">
            <text:p>05/09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5-16" calcext:value-type="date">
            <text:p>05/16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5-23" calcext:value-type="date">
            <text:p>05/23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5-30" calcext:value-type="date">
            <text:p>05/30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6-06" calcext:value-type="date">
            <text:p>06/06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6-13" calcext:value-type="date">
            <text:p>06/13/25</text:p>
          </table:table-cell>
          <table:table-cell table:number-columns-repeated="16383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perlatives" table:style-name="ta1">
        <table:table-column table:style-name="co4" table:number-columns-repeated="16384" table:default-cell-style-name="Default"/>
        <table:table-row table:style-name="ro2">
          <table:table-cell office:value-type="string" calcext:value-type="string">
            <text:p>Bad Sci Fi Night Superlatives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<text:span text:style-name="T1">th</text:span>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1">th</text:span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Best Movie</text:p>
          </table:table-cell>
          <table:table-cell office:value-type="string" calcext:value-type="string">
            <text:p>The Matrix (1999)</text:p>
          </table:table-cell>
          <table:table-cell office:value-type="string" calcext:value-type="string">
            <text:p>Alien (1983)</text:p>
          </table:table-cell>
          <table:table-cell office:value-type="string" calcext:value-type="string">
            <text:p>Blade Runner (1982)</text:p>
          </table:table-cell>
          <table:table-cell office:value-type="string" calcext:value-type="string">
            <text:p>Dr. Strangelove (1964)</text:p>
          </table:table-cell>
          <table:table-cell office:value-type="string" calcext:value-type="string">
            <text:p>2001: A Space Odyssey (1969)</text:p>
          </table:table-cell>
          <table:table-cell office:value-type="string" calcext:value-type="string">
            <text:p>Back to the Future (1985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rst Movie</text:p>
          </table:table-cell>
          <table:table-cell office:value-type="string" calcext:value-type="string">
            <text:p>Ready Player One (2018)</text:p>
          </table:table-cell>
          <table:table-cell office:value-type="string" calcext:value-type="string">
            <text:p>Tomorrowland (2015)</text:p>
          </table:table-cell>
          <table:table-cell office:value-type="string" calcext:value-type="string">
            <text:p>Jumper (2008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ind</text:p>
          </table:table-cell>
          <table:table-cell office:value-type="string" calcext:value-type="string">
            <text:p>Memory Run (1995)</text:p>
          </table:table-cell>
          <table:table-cell office:value-type="string" calcext:value-type="string">
            <text:p>The Congress (2013)</text:p>
          </table:table-cell>
          <table:table-cell office:value-type="string" calcext:value-type="string">
            <text:p>Chuck E. Cheese in the Galaxy 5000</text:p>
          </table:table-cell>
          <table:table-cell office:value-type="string" calcext:value-type="string">
            <text:p>Dark City (1998)</text:p>
          </table:table-cell>
          <table:table-cell office:value-type="string" calcext:value-type="string">
            <text:p>Starcrash (1978)</text:p>
          </table:table-cell>
          <table:table-cell office:value-type="string" calcext:value-type="string">
            <text:p>Hyperspace (1984)</text:p>
          </table:table-cell>
          <table:table-cell office:value-type="string" calcext:value-type="string">
            <text:p>Liquid Sky (1982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lop</text:p>
          </table:table-cell>
          <table:table-cell office:value-type="string" calcext:value-type="string">
            <text:p>Battlefield Earth (2003)</text:p>
          </table:table-cell>
          <table:table-cell office:value-type="string" calcext:value-type="string">
            <text:p>Battleship (2012)</text:p>
          </table:table-cell>
          <table:table-cell office:value-type="string" calcext:value-type="string">
            <text:p>The Adventures of Pluto Nash (2002)</text:p>
          </table:table-cell>
          <table:table-cell office:value-type="string" calcext:value-type="string">
            <text:p>The Astronaut’s Wife (1999)</text:p>
          </table:table-cell>
          <table:table-cell/>
          <table:table-cell office:value-type="string" calcext:value-type="string">
            <text:p>Armageddon (1998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tire</text:p>
          </table:table-cell>
          <table:table-cell office:value-type="string" calcext:value-type="string">
            <text:p>Spaceballs (1987)</text:p>
          </table:table-cell>
          <table:table-cell office:value-type="string" calcext:value-type="string">
            <text:p>Galaxy Quest (1998)</text:p>
          </table:table-cell>
          <table:table-cell office:value-type="string" calcext:value-type="string">
            <text:p>Mars Attacks! (1996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office:value-type="string" calcext:value-type="string">
            <text:p>Starship Troopers (1997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-Bad-It’s-Good</text:p>
          </table:table-cell>
          <table:table-cell office:value-type="string" calcext:value-type="string">
            <text:p>Space Mutiny (198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w Budget</text:p>
          </table:table-cell>
          <table:table-cell office:value-type="string" calcext:value-type="string">
            <text:p>Primer (2004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est Sequel</text:p>
          </table:table-cell>
          <table:table-cell office:value-type="string" calcext:value-type="string">
            <text:p>Terminator 2: Judgment Day (1991)</text:p>
          </table:table-cell>
          <table:table-cell office:value-type="string" calcext:value-type="string">
            <text:p>Aliens (1986)</text:p>
          </table:table-cell>
          <table:table-cell office:value-type="string" calcext:value-type="string">
            <text:p>Airplane 2 (1982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orst Seque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st TV Show</text:p>
          </table:table-cell>
          <table:table-cell office:value-type="string" calcext:value-type="string">
            <text:p>Andor (2022)</text:p>
          </table:table-cell>
          <table:table-cell office:value-type="string" calcext:value-type="string">
            <text:p>Star Trek: Deep Space Nine (1993)</text:p>
          </table:table-cell>
          <table:table-cell office:value-type="string" calcext:value-type="string">
            <text:p>Star Trek: The Next Generation (1987)</text:p>
          </table:table-cell>
          <table:table-cell office:value-type="string" calcext:value-type="string">
            <text:p>Star Trek (1966)</text:p>
          </table:table-cell>
          <table:table-cell office:value-type="string" calcext:value-type="string">
            <text:p>The Expanse (2015)</text:p>
          </table:table-cell>
          <table:table-cell office:value-type="string" calcext:value-type="string">
            <text:p>The Twilight Zone (1959)</text:p>
          </table:table-cell>
          <table:table-cell office:value-type="string" calcext:value-type="string">
            <text:p>Battlestar Galactica (2004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Worst TV Show</text:p>
          </table:table-cell>
          <table:table-cell office:value-type="string" calcext:value-type="string">
            <text:p>Andromeda (2000)</text:p>
          </table:table-cell>
          <table:table-cell office:value-type="string" calcext:value-type="string">
            <text:p>Earth: Final Conflict (1997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What Did We Learn Here</text:p>
          </table:table-cell>
          <table:table-cell office:value-type="string" calcext:value-type="string">
            <text:p>Tomorrowland (2015)</text:p>
          </table:table-cell>
          <table:table-cell office:value-type="string" calcext:value-type="string">
            <text:p>Rollerball (1975)</text:p>
          </table:table-cell>
          <table:table-cell office:value-type="string" calcext:value-type="string">
            <text:p>Screamers (1996)</text:p>
          </table:table-cell>
          <table:table-cell office:value-type="string" calcext:value-type="string">
            <text:p>Armageddon (1998)</text:p>
          </table:table-cell>
          <table:table-cell office:value-type="string" calcext:value-type="string">
            <text:p>C.H.U.D. (1984)</text:p>
          </table:table-cell>
          <table:table-cell office:value-type="string" calcext:value-type="string">
            <text:p>The Creator (2023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st Lesbian</text:p>
          </table:table-cell>
          <table:table-cell office:value-type="string" calcext:value-type="string">
            <text:p>Underwater (2020)</text:p>
          </table:table-cell>
          <table:table-cell office:value-type="string" calcext:value-type="string">
            <text:p>Alien (1983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issed Opportunity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Kung Fury (2015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e Simulacra</text:p>
          </table:table-cell>
          <table:table-cell office:value-type="string" calcext:value-type="string">
            <text:p>Rebel Moon: Part One (2023)</text:p>
          </table:table-cell>
          <table:table-cell office:value-type="string" calcext:value-type="string">
            <text:p>Ghost in the Shell (2017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st Transgender</text:p>
          </table:table-cell>
          <table:table-cell office:value-type="string" calcext:value-type="string">
            <text:p>Memory Run (1995)</text:p>
          </table:table-cell>
          <table:table-cell office:value-type="string" calcext:value-type="string">
            <text:p>Liquid Sky (1982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st Oedipal</text:p>
          </table:table-cell>
          <table:table-cell office:value-type="string" calcext:value-type="string">
            <text:p>Star Wars V: The Empire Strikes Back</text:p>
          </table:table-cell>
          <table:table-cell table:number-columns-repeated="16382"/>
        </table:table-row>
        <table:table-row table:style-name="ro2" table:number-rows-repeated="104855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atchlis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ovie Title</text:p>
          </table:table-cell>
          <table:table-cell office:value-type="string" calcext:value-type="string">
            <text:p>Year?</text:p>
          </table:table-cell>
          <table:table-cell office:value-type="string" calcext:value-type="string">
            <text:p>Recommendee</text:p>
          </table:table-cell>
          <table:table-cell office:value-type="string" calcext:value-type="string">
            <text:p>“Don’t watch it without me”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ainstorm 198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 Clockwork Orange (197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doz (197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an’s Run (197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Bo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siz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stenz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 Beyond The Stars (198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 of Tomorrow/Live Die Repeat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ageddon (1998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nutemen (20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ckstoppers 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ttle superstorm (20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s of Mars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wing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city of lost children 1995 (mid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irteenth floo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amers: the haunting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hilation sequel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livion (2013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n 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planet 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ity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ess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chmen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ylent green 1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Monke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sold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soldier the retur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Virus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genius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 of the lost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lth (2005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net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s 1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tliners 199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emors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mors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orrowland (201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olution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s Heaven 1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Hero 6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cers III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than u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ki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's of sid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line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lawnmower 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n Vasilovich Changes Profess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is (19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. Horrible’s Sing Along B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ioc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 gor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 Sh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my mine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r (200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day the earth stood st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d zer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eavy meta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suo the iron ma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d of Etern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tan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rd science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year (2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member 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P overlord (2020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hiladelphia experiment 2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Faction: Origins, 2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drawn at the memory bank (1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land Tales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me machine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inel 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icant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: A Space Travesty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malia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n Who Saved the World (1981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in Reaction (1996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quid sky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rbarella 1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ze runner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st in space (199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storm (2017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rb wire (199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s of the Universe (198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 (1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ce Pirates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m Beyond (1986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ocaine Crabs from Outer Space (2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 Shadowchaser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m Wars: The Last Druid (201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igh life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X-1138 (197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nie darko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ost (200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 scanner dark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g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drome 198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 machina (2014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zilla 1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ker 197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grade (2018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t conquered the world (195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be (1997) (horro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P.E.X.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mesis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destination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quiet earth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ent Running (19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-PAX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et of the apes (196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 10 from outer space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: Psycho Goreman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 to mars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esh gordon (1974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ren of men (200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n The Beach (195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usicaä of the Valley of the Wind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 Days L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k7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s end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T. (198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nraker (197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r Things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ostman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Fury, 2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running man 1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 max 1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redator mov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Void War: Grey Horiz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 Are The Strang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liss 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i.p.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n4tron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Flatland: The Film (2007 Ehlinger film) (YoutubeID: avMX-Zft7K4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masters (198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: the year we make contact (198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astronaut's wife (199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Island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edder orpheus (198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carter’s sequ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Beast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Animator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tor Mordrid (1992) (MST3K version availabl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mageddo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r wars the rise of skywal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rything everywhere all at o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omeda st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e Zone (198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ne identity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hed away (200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mon seed (197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(2000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Purple Ball (1987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resh Kill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 of the Worlds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 the Block (20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e (202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s (202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Hoyo (201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istic: Ecks vs. Sever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enity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sin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Chasers (1997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on Trap: Target Earth (2017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Hunger Games: Catching Fire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unger Games: Mockingjay - Part 1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unger Games: Mockingjay - Part 2 (201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unger Games: Mockingjay - Part 2 (201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6th Day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Happened to Monday (201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Scanner Darkly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 of Ember (20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sland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n Who Fell to Earth (197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 Harvest (2007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pernova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: Supernova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H: Alien Vs Hunter (200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,000 Leagues Under The Sea (200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nion (198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er Wars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Fantasy: The Spirits Within (2001)</text:p>
          </table:table-cell>
          <table:table-cell table:number-columns-repeated="3"/>
        </table:table-row>
      </table:table>
      <table:table table:name="Shows" table:style-name="ta1">
        <table:table-column table:style-name="co11" table:default-cell-style-name="Default"/>
        <table:table-row table:style-name="ro1">
          <table:table-cell office:value-type="string" calcext:value-type="string">
            <text:p>DS9</text:p>
          </table:table-cell>
        </table:table-row>
        <table:table-row table:style-name="ro1">
          <table:table-cell office:value-type="string" calcext:value-type="string">
            <text:p>TNG</text:p>
          </table:table-cell>
        </table:table-row>
        <table:table-row table:style-name="ro1">
          <table:table-cell office:value-type="string" calcext:value-type="string">
            <text:p>TOS</text:p>
          </table:table-cell>
        </table:table-row>
        <table:table-row table:style-name="ro1"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X Files</text:p>
          </table:table-cell>
        </table:table-row>
        <table:table-row table:style-name="ro1">
          <table:table-cell office:value-type="string" calcext:value-type="string">
            <text:p>Twilight Zone</text:p>
          </table:table-cell>
        </table:table-row>
        <table:table-row table:style-name="ro1">
          <table:table-cell office:value-type="string" calcext:value-type="string">
            <text:p>Red Dwarf</text:p>
          </table:table-cell>
        </table:table-row>
      </table:table>
      <table:table table:name="drinking game rule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Conditions - * indicates exempt from caveats</text:p>
          </table:table-cell>
          <table:table-cell office:value-type="string" calcext:value-type="string">
            <text:p>movie openers</text:p>
          </table:table-cell>
          <table:table-cell office:value-type="string" calcext:value-type="string">
            <text:p>cavea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lhelm scream</text:p>
          </table:table-cell>
          <table:table-cell office:value-type="string" calcext:value-type="string">
            <text:p>with spaceship</text:p>
          </table:table-cell>
          <table:table-cell office:value-type="string" calcext:value-type="string">
            <text:p>3x per movie max</text:p>
          </table:table-cell>
        </table:table-row>
        <table:table-row table:style-name="ro1">
          <table:table-cell office:value-type="string" calcext:value-type="string">
            <text:p>uncomfortable slur</text:p>
          </table:table-cell>
          <table:table-cell office:value-type="string" calcext:value-type="string">
            <text:p>star wars text scroll</text:p>
          </table:table-cell>
          <table:table-cell office:value-type="string" calcext:value-type="string">
            <text:p>cannot consecutively trigger</text:p>
          </table:table-cell>
        </table:table-row>
        <table:table-row table:style-name="ro1">
          <table:table-cell office:value-type="string" calcext:value-type="string">
            <text:p>gender swap</text:p>
          </table:table-cell>
          <table:table-cell office:value-type="string" calcext:value-type="string">
            <text:p>voiceover</text:p>
          </table:table-cell>
          <table:table-cell office:value-type="string" calcext:value-type="string">
            <text:p>dialogue is once-per-scene</text:p>
          </table:table-cell>
        </table:table-row>
        <table:table-row table:style-name="ro1">
          <table:table-cell office:value-type="string" calcext:value-type="string">
            <text:p>human is actually rob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s open after zoom-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mtrooper a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nucular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le drop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quantum” technoba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vi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that’s a go/lf cart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ole spa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reverse the polarity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e outside of spaceship for sc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take a look at this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ar fight sc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n diagra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es with non-red blood introdu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ple suns/moons vi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it’s...Earth!?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ic nosebl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The Resistance(tm)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Credits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gonists british/fre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 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oon/cant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t re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father paradox expla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y-worlds theory expla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mh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ampunk mono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f-destruct countd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bril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ing the door with the guard’s b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eillance 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ty-mile zon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l bai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 largely un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ge wa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progenitor civi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arent mon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pe p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ot the 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s into forc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 vacu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w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’s gonna over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niently close pla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tcra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crifice to save your ch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sh la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 the rai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cked prone by the explo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 the red wir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-fi combat p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al trans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ne stand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president/prime minister/cabinet/joint chiefs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Watchlist.D42:Watchlist.D4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2">00/00/0000</text:date>, <text:time style:data-style-name="N2" text:time-value="20:41:47.5454173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23:35:07.834040676</meta:creation-date>
    <meta:editing-duration>P8DT15H7M13S</meta:editing-duration>
    <meta:editing-cycles>54</meta:editing-cycles>
    <meta:generator>LibreOffice/24.2.7.2$Linux_X86_64 LibreOffice_project/420$Build-2</meta:generator>
    <dc:date>2025-02-22T01:25:24.214835308</dc:date>
    <meta:document-statistic meta:table-count="5" meta:cell-count="506" meta:object-count="0"/>
  </office:meta>
</office:document-meta>
</file>